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101cm" svg:stroke-color="#000000" draw:marker-start-width="0.649cm" draw:marker-end-width="0.649cm" draw:fill="none" draw:fill-color="#ffffff" fo:min-height="0.8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7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7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8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1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6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1.0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6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52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6" draw:style-name="gr2" draw:text-style-name="P1" svg:width="2.08cm" svg:height="2.08cm" svg:x="0.198cm" svg:y="0.1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" draw:style-name="gr3" svg:width="0.96cm" svg:height="0.682cm" svg:x="0.778cm" svg:y="0.877cm"><draw:text-box><text:p>Logo</text:p></draw:text-box></draw:frame><draw:frame text:anchor-type="paragraph" draw:z-index="8" draw:style-name="gr4" draw:text-style-name="P2" svg:width="3.86cm" svg:height="0.98cm" svg:x="2.759cm" svg:y="0.88cm"><draw:text-box><text:p text:style-name="P2"><text:span text:style-name="T1">BookShop</text:span></text:p></draw:text-box></draw:frame><draw:custom-shape text:anchor-type="paragraph" draw:z-index="9" draw:style-name="gr2" draw:text-style-name="P1" svg:width="1.98cm" svg:height="1.98cm" svg:x="23.564cm" svg:y="0.2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0" draw:style-name="gr5" svg:width="1.581cm" svg:height="0.66cm" svg:x="23.998cm" svg:y="1.011cm"><draw:text-box><text:p>Caddie</text:p></draw:text-box></draw:frame><draw:rect text:anchor-type="paragraph" draw:z-index="5" draw:style-name="gr1" draw:text-style-name="P1" svg:width="25.717cm" svg:height="2.541cm" svg:x="-0.004cm" svg:y="-0.002cm"><text:p/></draw:rect><draw:rect text:anchor-type="paragraph" draw:z-index="11" draw:style-name="gr1" draw:text-style-name="P1" svg:width="25.752cm" svg:height="1.726cm" svg:x="0.012cm" svg:y="15.252cm"><text:p/></draw:rect><draw:frame text:anchor-type="paragraph" draw:z-index="12" draw:style-name="gr6" svg:width="1.95cm" svg:height="0.6cm" svg:x="8.112cm" svg:y="15.827cm"><draw:text-box><text:p>Contacts</text:p></draw:text-box></draw:frame><draw:frame text:anchor-type="paragraph" draw:z-index="13" draw:style-name="gr7" svg:width="3.176cm" svg:height="0.777cm" svg:x="10.636cm" svg:y="15.831cm"><draw:text-box><text:p>Page Facekook</text:p></draw:text-box></draw:frame><draw:frame text:anchor-type="paragraph" draw:z-index="14" draw:style-name="gr8" svg:width="1.576cm" svg:height="0.775cm" svg:x="14.61cm" svg:y="15.732cm"><draw:text-box><text:p>F.A.Q.</text:p></draw:text-box></draw:frame><draw:frame text:anchor-type="paragraph" draw:z-index="15" draw:style-name="gr9" svg:width="2.851cm" svg:height="0.802cm" svg:x="17.364cm" svg:y="15.757cm"><draw:text-box><text:p>Nos partenaires</text:p></draw:text-box></draw:frame><draw:rect text:anchor-type="paragraph" draw:z-index="16" draw:style-name="gr1" draw:text-style-name="P1" svg:width="22.201cm" svg:height="3.276cm" svg:x="1.887cm" svg:y="3.131cm"><text:p/></draw:rect><draw:frame text:anchor-type="paragraph" draw:z-index="17" draw:style-name="gr10" svg:width="6.1cm" svg:height="1.126cm" svg:x="2.013cm" svg:y="3.131cm"><draw:text-box><text:p>Recommandations (carrousel)</text:p></draw:text-box></draw:frame><draw:frame text:anchor-type="paragraph" draw:z-index="18" draw:style-name="gr11" svg:width="1.527cm" svg:height="0.627cm" svg:x="20.814cm" svg:y="15.804cm"><draw:text-box><text:p>CGV</text:p></draw:text-box></draw:frame><draw:rect text:anchor-type="paragraph" draw:z-index="19" draw:style-name="gr1" draw:text-style-name="P1" svg:width="6.776cm" svg:height="7.926cm" svg:x="1.912cm" svg:y="6.78cm"><text:p/></draw:rect><draw:rect text:anchor-type="paragraph" draw:z-index="2" draw:style-name="gr1" draw:text-style-name="P1" svg:width="6.776cm" svg:height="7.926cm" svg:x="9.712cm" svg:y="6.805cm"><text:p/></draw:rect><draw:rect text:anchor-type="paragraph" draw:z-index="0" draw:style-name="gr1" draw:text-style-name="P1" svg:width="6.776cm" svg:height="7.926cm" svg:x="17.362cm" svg:y="6.803cm"><text:p/></draw:rect><draw:frame text:anchor-type="paragraph" draw:z-index="20" draw:style-name="gr12" draw:text-style-name="P4" svg:width="6.776cm" svg:height="0.927cm" svg:x="1.912cm" svg:y="11.007cm"><draw:text-box><text:p text:style-name="P3"><text:span text:style-name="T2">Eveil</text:span></text:p></draw:text-box></draw:frame><draw:frame text:anchor-type="paragraph" draw:z-index="21" draw:style-name="gr12" draw:text-style-name="P4" svg:width="6.776cm" svg:height="0.927cm" svg:x="9.712cm" svg:y="11.031cm"><draw:text-box><text:p text:style-name="P3"><text:span text:style-name="T2">Jeux</text:span></text:p></draw:text-box></draw:frame><draw:frame text:anchor-type="paragraph" draw:z-index="22" draw:style-name="gr13" draw:text-style-name="P4" svg:width="6.776cm" svg:height="1.008cm" svg:x="17.362cm" svg:y="11.007cm"><draw:text-box><text:p text:style-name="P3"><text:span text:style-name="T2">Culture du monde</text:span></text:p></draw:text-box></draw:frame><draw:rect text:anchor-type="paragraph" draw:z-index="23" draw:style-name="gr14" draw:text-style-name="P1" svg:width="6.776cm" svg:height="4.252cm" svg:x="1.912cm" svg:y="6.78cm"><text:p/></draw:rect><draw:rect text:anchor-type="paragraph" draw:z-index="24" draw:style-name="gr14" draw:text-style-name="P1" svg:width="6.776cm" svg:height="4.252cm" svg:x="9.712cm" svg:y="6.78cm"><text:p/></draw:rect><draw:rect text:anchor-type="paragraph" draw:z-index="25" draw:style-name="gr14" draw:text-style-name="P1" svg:width="6.776cm" svg:height="4.252cm" svg:x="17.362cm" svg:y="6.803cm"><text:p/></draw:rect><draw:custom-shape text:anchor-type="paragraph" draw:z-index="26" draw:style-name="gr2" draw:text-style-name="P1" svg:width="0.826cm" svg:height="0.826cm" svg:x="2.187cm" svg:y="13.6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2" draw:text-style-name="P1" svg:width="0.826cm" svg:height="0.826cm" svg:x="4.711cm" svg:y="13.6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style-name="gr2" draw:text-style-name="P1" svg:width="0.826cm" svg:height="0.826cm" svg:x="7.484cm" svg:y="13.6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9" draw:style-name="gr15" svg:width="0.699cm" svg:height="0.652cm" svg:x="2.464cm" svg:y="13.857cm"><draw:text-box><text:p>N</text:p></draw:text-box></draw:frame><draw:frame text:anchor-type="paragraph" draw:z-index="30" draw:style-name="gr16" svg:width="0.676cm" svg:height="0.676cm" svg:x="5.013cm" svg:y="13.832cm"><draw:text-box><text:p>B</text:p></draw:text-box></draw:frame><draw:frame text:anchor-type="paragraph" draw:z-index="31" draw:style-name="gr17" svg:width="0.576cm" svg:height="0.489cm" svg:x="7.735cm" svg:y="13.908cm"><draw:text-box><text:p>P</text:p></draw:text-box></draw:frame><draw:custom-shape text:anchor-type="paragraph" draw:z-index="32" draw:style-name="gr2" draw:text-style-name="P1" svg:width="0.826cm" svg:height="0.826cm" svg:x="10.089cm" svg:y="13.6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3" draw:style-name="gr15" svg:width="0.699cm" svg:height="0.652cm" svg:x="10.366cm" svg:y="13.857cm"><draw:text-box><text:p>N</text:p></draw:text-box></draw:frame><draw:frame text:anchor-type="paragraph" draw:z-index="34" draw:style-name="gr16" svg:width="0.676cm" svg:height="0.676cm" svg:x="12.915cm" svg:y="13.832cm"><draw:text-box><text:p>B</text:p></draw:text-box></draw:frame><draw:frame text:anchor-type="paragraph" draw:z-index="35" draw:style-name="gr17" svg:width="0.576cm" svg:height="0.489cm" svg:x="15.637cm" svg:y="13.908cm"><draw:text-box><text:p>P</text:p></draw:text-box></draw:frame><draw:custom-shape text:anchor-type="paragraph" draw:z-index="36" draw:style-name="gr2" draw:text-style-name="P1" svg:width="0.826cm" svg:height="0.826cm" svg:x="17.757cm" svg:y="13.6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7" draw:style-name="gr15" svg:width="0.699cm" svg:height="0.652cm" svg:x="18.034cm" svg:y="13.857cm"><draw:text-box><text:p>N</text:p></draw:text-box></draw:frame><draw:frame text:anchor-type="paragraph" draw:z-index="39" draw:style-name="gr16" svg:width="0.676cm" svg:height="0.676cm" svg:x="20.583cm" svg:y="13.832cm"><draw:text-box><text:p>B</text:p></draw:text-box></draw:frame><draw:frame text:anchor-type="paragraph" draw:z-index="40" draw:style-name="gr17" svg:width="0.576cm" svg:height="0.489cm" svg:x="23.305cm" svg:y="13.908cm"><draw:text-box><text:p>P</text:p></draw:text-box></draw:frame><draw:custom-shape text:anchor-type="paragraph" draw:z-index="4" draw:style-name="gr2" draw:text-style-name="P1" svg:width="0.826cm" svg:height="0.826cm" svg:x="12.633cm" svg:y="13.6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style-name="gr2" draw:text-style-name="P1" svg:width="0.826cm" svg:height="0.826cm" svg:x="15.312cm" svg:y="13.6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style-name="gr2" draw:text-style-name="P1" svg:width="0.826cm" svg:height="0.826cm" svg:x="20.301cm" svg:y="13.6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style-name="gr2" draw:text-style-name="P1" svg:width="0.826cm" svg:height="0.826cm" svg:x="22.968cm" svg:y="13.6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2" draw:style-name="gr18" svg:width="2.102cm" svg:height="0.579cm" svg:x="14.039cm" svg:y="1.102cm"><draw:text-box><text:p>Recherche</text:p></draw:text-box></draw:frame><draw:frame text:anchor-type="paragraph" draw:z-index="43" draw:style-name="gr16" svg:width="2.075cm" svg:height="0.676cm" svg:x="21.089cm" svg:y="0.977cm"><draw:text-box><text:p>Connexion</text:p></draw:text-box></draw:frame><draw:frame text:anchor-type="paragraph" draw:z-index="44" draw:style-name="gr19" svg:width="3.525cm" svg:height="0.525cm" svg:x="5.89cm" svg:y="15.827cm"><draw:text-box><text:p>A propos</text:p></draw:text-box></draw:frame><draw:custom-shape text:anchor-type="paragraph" draw:z-index="41" draw:style-name="gr2" svg:width="7.427cm" svg:height="1.05cm" svg:x="10.687cm" svg:y="0.83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5" draw:style-name="gr2" draw:text-style-name="P1" svg:width="0.9cm" svg:height="0.9cm" svg:x="10.864cm" svg:y="0.8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 SEGARD</meta:initial-creator>
    <meta:creation-date>2022-11-11T12:41:52</meta:creation-date>
    <dc:date>2022-11-11T15:57:47</dc:date>
    <dc:creator>Marc SEGARD</dc:creator>
    <meta:editing-duration>PT3H15M56S</meta:editing-duration>
    <meta:editing-cycles>5</meta:editing-cycles>
    <meta:generator>OpenOffice/4.1.13$Unix OpenOffice.org_project/4113m1$Build-9810</meta:generator>
    <meta:document-statistic meta:table-count="0" meta:image-count="0" meta:object-count="0" meta:page-count="1" meta:paragraph-count="1" meta:word-count="1" meta:character-count="1"/>
  </office:meta>
</office:document-meta>
</file>